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0000002001A42C91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7a0dc" officeooo:paragraph-rsid="0017a0d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2"><draw:frame draw:style-name="fr1" draw:name="Image1" text:anchor-type="char" svg:width="4.252in" svg:height="4.252in" draw:z-index="0"><draw:image xlink:href="Pictures/1000000100000200000002001A42C912.png" xlink:type="simple" xlink:show="embed" xlink:actuate="onLoad" draw:mime-type="image/png"/></draw:frame>­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5.8272in" fo:page-height="8.2681in" style:num-format="1" style:print-orientation="portrait" fo:margin-top="0.7874in" fo:margin-bottom="0.7874in" fo:margin-left="0.7874in" fo:margin-right="0.7874in" fo:background-color="#b2b2b2" style:writing-mode="lr-tb" draw:fill="solid" draw:fill-color="#b2b2b2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b2b2b2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5T21:07:18.073247571</meta:creation-date>
    <dc:date>2025-02-25T21:11:20.260029745</dc:date>
    <meta:editing-duration>PT4M4S</meta:editing-duration>
    <meta:editing-cycles>1</meta:editing-cycles>
    <meta:document-statistic meta:table-count="0" meta:image-count="1" meta:object-count="0" meta:page-count="1" meta:paragraph-count="1" meta:word-count="1" meta:character-count="1" meta:non-whitespace-character-count="1"/>
    <meta:generator>LibreOffice/24.8.5.2$Linux_X86_64 LibreOffice_project/480$Build-2</meta:generator>
  </office:meta>
</office:document-meta>
</file>